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protect="size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ole-draw-aspect="1" style:protect="size"/>
    </style:style>
    <style:style style:name="gr2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52cm" svg:height="2.852cm" draw:transform="rotate (2.0943951023928) translate (1.54318174880577cm 4.04445222579826cm)" svg:viewBox="0 0 2853 2853" svg:d="m2516-409-150-260-249 143c-133-158-321-267-539-302v-296h-300v296c-218 35-406 144-539 302l-249-143-150 260 249 143c-36 99-56 207-56 322 0 107 18 210 50 304l-243 141 150 260 238-138c133 166 326 280 550 315v278h300v-278c224-35 417-150 550-315l238 138 150-260-244-141c33-94 50-197 50-304 0-114-20-222-56-321zm-839 1746c-809 0-1427-617-1427-1426s618-1427 1427-1427 1426 618 1426 1427-617 1426-1426 1426z">
          <text:p/>
        </draw:path>
        <draw:g>
          <draw:custom-shape draw:style-name="gr2" draw:text-style-name="P1" draw:layer="layout" svg:width="0.24cm" svg:height="0.24cm" draw:transform="rotate (-2.09439510239399) translate (3.112cm 2.5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9cm" svg:height="0.109cm" draw:transform="rotate (-2.09439510239399) translate (3.023cm 2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custom-shape draw:style-name="gr5" draw:text-style-name="P1" draw:layer="layout" svg:width="0.24cm" svg:height="0.24cm" draw:transform="rotate (-0.261799387800286) translate (2.863cm 1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.851cm" svg:y1="1.558cm" svg:x2="3.047cm" svg:y2="1.611cm">
            <text:p/>
          </draw:line>
          <draw:line draw:style-name="gr7" draw:text-style-name="P1" draw:layer="layout" svg:x1="2.921cm" svg:y1="1.682cm" svg:x2="2.974cm" svg:y2="1.486cm">
            <text:p/>
          </draw:line>
        </draw:g>
        <draw:g>
          <draw:custom-shape draw:style-name="gr8" draw:text-style-name="P1" draw:layer="layout" svg:width="0.24cm" svg:height="0.24cm" draw:transform="rotate (2.0943951023928) translate (1.138cm 2.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109cm" svg:height="0.109cm" draw:transform="rotate (2.0943951023928) translate (1.162cm 2.6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0.24cm" svg:height="0.24cm" svg:x="1.945cm" svg:y="0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109cm" svg:height="0.109cm" svg:x="2.01cm" svg:y="1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">
          <draw:custom-shape draw:style-name="gr12" draw:text-style-name="P1" draw:layer="layout" svg:width="0.24cm" svg:height="0.24cm" draw:transform="rotate (-2.35619449019309) translate (2.235cm 3.1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.138cm" svg:y1="3.046cm" svg:x2="1.994cm" svg:y2="3.19cm">
            <text:p/>
          </draw:line>
          <draw:line draw:style-name="gr14" draw:text-style-name="P1" draw:layer="layout" svg:x1="1.996cm" svg:y1="3.044cm" svg:x2="2.14cm" svg:y2="3.188cm">
            <text:p/>
          </draw:line>
        </draw:g>
        <draw:g draw:style-name="gr4">
          <draw:custom-shape draw:style-name="gr15" draw:text-style-name="P1" draw:layer="layout" svg:width="0.24cm" svg:height="0.24cm" draw:transform="rotate (1.8325957145937) translate (1.097cm 1.7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1.206cm" svg:y1="1.684cm" svg:x2="1.153cm" svg:y2="1.488cm">
            <text:p/>
          </draw:line>
          <draw:line draw:style-name="gr17" draw:text-style-name="P1" draw:layer="layout" svg:x1="1.279cm" svg:y1="1.562cm" svg:x2="1.083cm" svg:y2="1.615cm">
            <text:p/>
          </draw:line>
        </draw:g>
        <draw:g draw:style-name="gr4">
          <draw:path draw:style-name="gr18" draw:text-style-name="P1" draw:layer="layout" svg:width="1.409cm" svg:height="1.381cm" draw:transform="rotate (0.3490658503988) translate (1.14988944108632cm 1.65340380712654cm)" svg:viewBox="0 0 1410 1382" svg:d="m857 5004h-305v272c-183-41-349-157-454-339-198-344-87-759 257-958 60-34 122-60 184-76v266h305v-275c189 37 361 155 468 342 199 344 87 759-256 957-65 37-131 64-199 80z">
            <text:p/>
          </draw:path>
          <draw:g>
            <draw:custom-shape draw:style-name="gr19" draw:text-style-name="P1" draw:layer="layout" svg:width="0.24cm" svg:height="0.24cm" draw:transform="rotate (0.3490658503988) translate (1.696cm 1.4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draw:layer="layout" svg:width="0.109cm" svg:height="0.109cm" draw:transform="rotate (0.3490658503988) translate (1.78cm 1.5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21" draw:text-style-name="P1" draw:layer="layout" svg:width="0.24cm" svg:height="0.24cm" draw:transform="rotate (1.1344640137961) translate (2.082cm 2.6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2" draw:text-style-name="P1" draw:layer="layout" svg:x1="2.197cm" svg:y1="2.678cm" svg:x2="2.283cm" svg:y2="2.493cm">
              <text:p/>
            </draw:line>
            <draw:line draw:style-name="gr23" draw:text-style-name="P1" draw:layer="layout" svg:x1="2.333cm" svg:y1="2.632cm" svg:x2="2.148cm" svg:y2="2.546cm">
              <text:p/>
            </draw:line>
          </draw:g>
        </draw:g>
        <draw:frame draw:style-name="gr24" draw:layer="layout" svg:width="0.426cm" svg:height="0.469cm" svg:x="2.166cm" svg:y="0.73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4" draw:layer="layout" svg:width="0.759cm" svg:height="0.469cm" svg:x="1.184cm" svg:y="2.84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layer="layout" svg:width="0.566cm" svg:height="0.469cm" svg:x="1.973cm" svg:y="1.55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4" draw:layer="layout" svg:width="0.899cm" svg:height="0.469cm" svg:x="1.392cm" svg:y="2.1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5" draw:text-style-name="P2" draw:id="id5" draw:layer="layout" svg:x1="2.109cm" svg:y1="2.05cm" svg:x2="4.518cm" svg:y2="2.051cm">
          <draw:glue-point draw:id="4" svg:x="2.166cm" svg:y="20cm"/>
          <draw:glue-point draw:id="5" svg:x="1.365cm" svg:y="20cm"/>
          <text:p/>
        </draw:line>
        <draw:line draw:style-name="gr26" draw:text-style-name="P2" draw:id="id2" draw:layer="layout" svg:x1="2.093cm" svg:y1="2.048cm" svg:x2="4.313cm" svg:y2="1.24cm">
          <draw:glue-point draw:id="4" svg:x="2.914cm" svg:y="-2.867cm"/>
          <draw:glue-point draw:id="5" svg:x="2.513cm" svg:y="-2.496cm"/>
          <text:p/>
        </draw:line>
        <draw:line draw:style-name="gr26" draw:text-style-name="P2" draw:id="id4" draw:layer="layout" svg:x1="2.1cm" svg:y1="2.048cm" svg:x2="3.619cm" svg:y2="0.238cm">
          <draw:glue-point draw:id="4" svg:x="3.094cm" svg:y="-3.11cm"/>
          <draw:glue-point draw:id="5" svg:x="1.336cm" svg:y="-1.303cm"/>
          <text:p/>
        </draw:line>
        <draw:frame draw:style-name="gr27" draw:text-style-name="P3" draw:id="id3" draw:layer="layout" svg:width="3.533cm" svg:height="0.911cm" svg:x="5.113cm" svg:y="0cm">
          <draw:text-box>
            <text:p><text:span text:style-name="T1">ساکن لچھوں کی موج</text:span></text:p>
          </draw:text-box>
        </draw:frame>
        <draw:frame draw:style-name="gr27" draw:text-style-name="P3" draw:id="id1" draw:layer="layout" svg:width="2.115cm" svg:height="0.911cm" svg:x="6.244cm" svg:y="0.7cm">
          <draw:text-box>
            <text:p><text:span text:style-name="T1">گھومتا لچھا</text:span></text:p>
          </draw:text-box>
        </draw:frame>
        <draw:connector draw:style-name="gr26" draw:text-style-name="P2" draw:layer="layout" draw:type="curve" draw:line-skew="0cm 0.415cm" svg:x1="6.244cm" svg:y1="1.155cm" svg:x2="3.849cm" svg:y2="1.413cm" draw:start-shape="id1" draw:start-glue-point="3" draw:end-shape="id2" draw:end-glue-point="4" svg:d="m6244 1155c-1447 0-1206 0-1443-32s-952-97-952 290">
          <text:p/>
        </draw:connector>
        <draw:connector draw:style-name="gr26" draw:text-style-name="P2" draw:layer="layout" draw:type="curve" svg:x1="5.113cm" svg:y1="0.455cm" svg:x2="3.328cm" svg:y2="0.581cm" draw:start-shape="id3" draw:start-glue-point="3" draw:end-shape="id4" svg:d="m5113 455c-1338 0-447 126-1785 126">
          <text:p/>
        </draw:connector>
        <draw:connector draw:style-name="gr26" draw:text-style-name="P2" draw:layer="layout" draw:type="curve" draw:line-skew="0.967cm" svg:x1="3.834cm" svg:y1="2.051cm" svg:x2="3.76cm" svg:y2="1.443cm" draw:start-shape="id5" draw:start-glue-point="4" draw:end-shape="id2" draw:end-glue-point="5" svg:d="m3834 2051c0-516-74-212-74-608">
          <text:p/>
        </draw:connector>
        <draw:connector draw:style-name="gr26" draw:text-style-name="P2" draw:layer="layout" draw:type="curve" draw:line-skew="-1.155cm -1.717cm" svg:x1="3.641cm" svg:y1="2.051cm" svg:x2="3.061cm" svg:y2="0.908cm" draw:start-shape="id5" draw:start-glue-point="5" draw:end-shape="id4" draw:end-glue-point="5" svg:d="m3641 2051c0-981-170-817-225-858s6-285-355-285">
          <text:p/>
        </draw:connector>
        <draw:frame draw:style-name="gr24" draw:layer="layout" svg:width="0.828cm" svg:height="0.529cm" svg:x="3.83cm" svg:y="1.4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layer="layout" svg:width="0.828cm" svg:height="0.529cm" svg:x="3.265cm" svg:y="0.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7" draw:text-style-name="P3" draw:layer="layout" svg:width="2.115cm" svg:height="0.911cm" svg:x="6.245cm" svg:y="0.701cm">
          <draw:text-box>
            <text:p><text:span text:style-name="T1">گھومتا لچھا</text:span></text:p>
          </draw:text-box>
        </draw:frame>
        <draw:frame draw:style-name="gr27" draw:text-style-name="P3" draw:layer="layout" svg:width="4.028cm" svg:height="0.911cm" svg:x="4.803cm" svg:y="1.697cm">
          <draw:text-box>
            <text:p><text:span text:style-name="T1">دو سمتیوں کے مابین زاویہ</text:span></text:p>
          </draw:text-box>
        </draw:frame>
        <draw:frame draw:style-name="gr24" draw:layer="layout" svg:width="2.44cm" svg:height="0.529cm" svg:x="5.005cm" svg:y="2.53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7-06T17:23:30</dc:date>
    <dc:creator>khalid khan</dc:creator>
    <meta:editing-duration>PT04H19M49S</meta:editing-duration>
    <meta:editing-cycles>16</meta:editing-cycles>
    <meta:generator>OpenOffice.org/3.1$Linux OpenOffice.org_project/310m19$Build-9420</meta:generator>
    <meta:document-statistic meta:object-count="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r</math:mi>
      </math:msub>
      <math:mi>t</math:mi>
    </math:mrow>
    <math:annotation math:encoding="StarMath 5.0">%omega_r 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e</math:mi>
      </math:msub>
      <math:mi>t</math:mi>
    </math:mrow>
    <math:annotation math:encoding="StarMath 5.0">%omega_e 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sub>
          <math:mo math:stretchy="false">ω</math:mo>
          <math:mi>e</math:mi>
        </math:msub>
      </math:mrow>
      <math:mrow>
        <math:mi>t</math:mi>
        <math:mo math:stretchy="false">−</math:mo>
        <math:msub>
          <math:mo math:stretchy="false">ω</math:mo>
          <math:mi>r</math:mi>
        </math:msub>
      </math:mrow>
      <math:mi>t</math:mi>
    </math:mrow>
    <math:annotation math:encoding="StarMath 5.0">%theta = %omega_e t - %omega_r 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a</math:mi>
    </math:mrow>
    <math:annotation math:encoding="StarMath 5.0">-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a</math:mi>
      </math:mrow>
      <math:mi>'</math:mi>
    </math:mrow>
    <math:annotation math:encoding="StarMath 5.0">-a'</math:annotation>
  </math:semantics>
</math:math>
</file>